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 Book" svg:font-family="'Radian Book'" style:font-family-generic="rom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style:font-face style:name="Tangerine1" svg:font-family="Tangerine" style:font-family-generic="roman" style:font-pitch="variabl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paragraph-properties fo:margin-top="0.1665in" fo:margin-bottom="0.111in" style:contextual-spacing="false"/>
      <style:text-properties style:font-name="Radian"/>
    </style:style>
    <style:style style:name="P4" style:family="paragraph" style:parent-style-name="Standard">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tracked-changes text:track-changes="false">
        <text:changed-region xml:id="ct105553157175840" text:id="ct105553157175840">
          <text:insertion>
            <office:change-info>
              <dc:creator>Weston Greene</dc:creator>
              <dc:date>2021-11-18T0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Software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start text:change-id="ct105553157175840"/>​<draw:custom-shape text:anchor-type="char" draw:z-index="0" draw:name="Rectangle 224" draw:style-name="gr2" draw:text-style-name="P11" svg:width="9.2587in" svg:height="1.9831in" svg:x="-0.1898in" svg:y="-0.637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end text:change-id="ct105553157175840"/></text:p>
      <text:p text:style-name="P1"/>
      <text:p text:style-name="P1"/>
      <text:p text:style-name="P1"/>
      <text:p text:style-name="P1"/>
      <text:p text:style-name="P2"/>
      <text:p text:style-name="P4">Dear {{HIRING_MANAGER}},</text:p>
      <text:p text:style-name="P3"><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3"><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5"><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4">Sincerely,</text:p>
      <text:p text:style-name="P6">Weston P. Greene</text:p>
      <text:p text:style-name="P4">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 Book" svg:font-family="'Radian Book'" style:font-family-generic="rom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style:font-face style:name="Tangerine1" svg:font-family="Tangerin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4</meta:editing-cycles>
    <meta:print-date>2022-08-17T09:18:00</meta:print-date>
    <meta:creation-date>2022-09-07T09:38:00</meta:creation-date>
    <dc:date>2022-09-10T02:14:45.795077531</dc:date>
    <meta:editing-duration>PT5M26S</meta:editing-duration>
    <meta:generator>LibreOffice/7.4.0.3$MacOSX_AARCH64 LibreOffice_project/f85e47c08ddd19c015c0114a68350214f7066f5a</meta:generator>
    <meta:document-statistic meta:table-count="0" meta:image-count="0" meta:object-count="0" meta:page-count="1" meta:paragraph-count="12" meta:word-count="342" meta:character-count="2180" meta:non-whitespace-character-count="1837"/>
    <meta:user-defined meta:name="AppVersion">16.0000</meta:user-defined>
    <meta:template xlink:type="simple" xlink:actuate="onRequest" xlink:title="Normal" xlink:href=""/>
  </office:meta>
</office:document-meta>
</file>